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1cm"/>
    </style:style>
    <style:style style:name="co2" style:family="table-column">
      <style:table-column-properties fo:break-before="auto" style:column-width="5.382cm"/>
    </style:style>
    <style:style style:name="co3" style:family="table-column">
      <style:table-column-properties fo:break-before="auto" style:column-width="4.083cm"/>
    </style:style>
    <style:style style:name="co4" style:family="table-column">
      <style:table-column-properties fo:break-before="auto" style:column-width="1.136cm"/>
    </style:style>
    <style:style style:name="co5" style:family="table-column">
      <style:table-column-properties fo:break-before="auto" style:column-width="4.272cm"/>
    </style:style>
    <style:style style:name="co6" style:family="table-column">
      <style:table-column-properties fo:break-before="auto" style:column-width="2.274cm"/>
    </style:style>
    <style:style style:name="co7" style:family="table-column">
      <style:table-column-properties fo:break-before="auto" style:column-width="1.91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536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 style:data-style-name="N37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fo:border="0.002cm solid #000000" style:vertical-align="middle"/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ce2"/>
        <table:table-column table:style-name="co2" table:default-cell-style-name="ce6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row table:style-name="ro1">
          <table:table-cell table:style-name="ce1"/>
          <table:table-cell table:style-name="ce4" office:value-type="string">
            <text:p>Designator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Designation</text:p>
          </table:table-cell>
          <table:table-cell table:style-name="ce1" office:value-type="string">
            <text:p>Verfügbar</text:p>
          </table:table-cell>
          <table:table-cell table:style-name="ce1" office:value-type="string">
            <text:p>Erledig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office:value-type="string">
            <text:p>Platine (incl. Aller Brücken!)</text:p>
          </table:table-cell>
          <table:table-cell office:value-type="string">
            <text:p>1,5mm Epoxid</text:p>
          </table:table-cell>
          <table:table-cell office:value-type="float" office:value="1">
            <text:p>1</text:p>
          </table:table-cell>
          <table:table-cell office:value-type="string">
            <text:p>Hauptplatine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8, U9, U10</text:p>
          </table:table-cell>
          <table:table-cell office:value-type="string">
            <text:p>SO8E</text:p>
          </table:table-cell>
          <table:table-cell office:value-type="float" office:value="3">
            <text:p>3</text:p>
          </table:table-cell>
          <table:table-cell office:value-type="string">
            <text:p>IRF7416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11, U12, U13, U14</text:p>
          </table:table-cell>
          <table:table-cell office:value-type="string">
            <text:p>DIP-8</text:p>
          </table:table-cell>
          <table:table-cell office:value-type="float" office:value="4">
            <text:p>4</text:p>
          </table:table-cell>
          <table:table-cell office:value-type="string">
            <text:p>LM567 + Sockel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U1, U2, U3, U4</text:p>
          </table:table-cell>
          <table:table-cell office:value-type="string">
            <text:p>DIP-24</text:p>
          </table:table-cell>
          <table:table-cell office:value-type="float" office:value="4">
            <text:p>4</text:p>
          </table:table-cell>
          <table:table-cell office:value-type="string">
            <text:p>A6276ELW + Sockel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U6</text:p>
          </table:table-cell>
          <table:table-cell office:value-type="string">
            <text:p>DIP-16</text:p>
          </table:table-cell>
          <table:table-cell office:value-type="float" office:value="1">
            <text:p>1</text:p>
          </table:table-cell>
          <table:table-cell office:value-type="string">
            <text:p>74HC157 + Sockel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U7</text:p>
          </table:table-cell>
          <table:table-cell office:value-type="string">
            <text:p>DIP-14</text:p>
          </table:table-cell>
          <table:table-cell office:value-type="float" office:value="1">
            <text:p>1</text:p>
          </table:table-cell>
          <table:table-cell office:value-type="string">
            <text:p>MCP6294 + Sockel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K1</text:p>
          </table:table-cell>
          <table:table-cell office:value-type="string">
            <text:p>Stiftleiste + Jumper</text:p>
          </table:table-cell>
          <table:table-cell office:value-type="float" office:value="1">
            <text:p>1</text:p>
          </table:table-cell>
          <table:table-cell office:value-type="string">
            <text:p>CONN_3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U5</text:p>
          </table:table-cell>
          <table:table-cell office:value-type="string">
            <text:p>Adapterplatine_1.0</text:p>
          </table:table-cell>
          <table:table-cell office:value-type="float" office:value="1">
            <text:p>1</text:p>
          </table:table-cell>
          <table:table-cell office:value-type="string">
            <text:p>4*5er Buchsenleiste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61, P62, P63, P64</text:p>
          </table:table-cell>
          <table:table-cell office:value-type="string">
            <text:p>Lötnagel</text:p>
          </table:table-cell>
          <table:table-cell office:value-type="float" office:value="7">
            <text:p>7</text:p>
          </table:table-cell>
          <table:table-cell office:value-type="string">
            <text:p>CONN_1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65</text:p>
          </table:table-cell>
          <table:table-cell office:value-type="string">
            <text:p>AKL 5.08mm</text:p>
          </table:table-cell>
          <table:table-cell office:value-type="float" office:value="1">
            <text:p>1</text:p>
          </table:table-cell>
          <table:table-cell office:value-type="string">
            <text:p>CONN_2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70</text:p>
          </table:table-cell>
          <table:table-cell office:value-type="string">
            <text:p>Wannenstecker 5*2</text:p>
          </table:table-cell>
          <table:table-cell office:value-type="float" office:value="1">
            <text:p>1</text:p>
          </table:table-cell>
          <table:table-cell office:value-type="string">
            <text:p>CONN_5X2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66, P71</text:p>
          </table:table-cell>
          <table:table-cell office:value-type="string">
            <text:p>Stiftleiste 4x1</text:p>
          </table:table-cell>
          <table:table-cell office:value-type="float" office:value="1">
            <text:p>1</text:p>
          </table:table-cell>
          <table:table-cell office:value-type="string">
            <text:p>Reichelt, Pollin (DCF)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RV1, RV2, RV3, RV4</text:p>
          </table:table-cell>
          <table:table-cell office:value-type="string">
            <text:p>VISHAY T7YA</text:p>
          </table:table-cell>
          <table:table-cell office:value-type="float" office:value="4">
            <text:p>4</text:p>
          </table:table-cell>
          <table:table-cell office:value-type="string">
            <text:p>1k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RV5, RV6, RV7, RV8</text:p>
          </table:table-cell>
          <table:table-cell office:value-type="string">
            <text:p>VISHAY T7YA</text:p>
          </table:table-cell>
          <table:table-cell office:value-type="float" office:value="4">
            <text:p>4</text:p>
          </table:table-cell>
          <table:table-cell office:value-type="string">
            <text:p>47k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R17, R18, R19</text:p>
          </table:table-cell>
          <table:table-cell office:value-type="string">
            <text:p>10.16mm</text:p>
          </table:table-cell>
          <table:table-cell office:value-type="float" office:value="3">
            <text:p>3</text:p>
          </table:table-cell>
          <table:table-cell table:style-name="ce8" office:value-type="string">
            <text:p>22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R3</text:p>
          </table:table-cell>
          <table:table-cell office:value-type="string">
            <text:p>10.16mm</text:p>
          </table:table-cell>
          <table:table-cell office:value-type="float" office:value="1">
            <text:p>1</text:p>
          </table:table-cell>
          <table:table-cell table:style-name="ce8" office:value-type="string">
            <text:p>33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R4, R5, R6, R7, R8</text:p>
          </table:table-cell>
          <table:table-cell office:value-type="string">
            <text:p>10.16mm</text:p>
          </table:table-cell>
          <table:table-cell office:value-type="float" office:value="5">
            <text:p>5</text:p>
          </table:table-cell>
          <table:table-cell table:style-name="ce8" office:value-type="string">
            <text:p>470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R23</text:p>
          </table:table-cell>
          <table:table-cell office:value-type="string">
            <text:p>10.16mm</text:p>
          </table:table-cell>
          <table:table-cell office:value-type="float" office:value="1">
            <text:p>1</text:p>
          </table:table-cell>
          <table:table-cell office:value-type="string">
            <text:p>2k2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R1</text:p>
          </table:table-cell>
          <table:table-cell office:value-type="string">
            <text:p>10.16mm</text:p>
          </table:table-cell>
          <table:table-cell office:value-type="float" office:value="1">
            <text:p>1</text:p>
          </table:table-cell>
          <table:table-cell office:value-type="string">
            <text:p>3k3</text:p>
          </table:table-cell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R13, R26, R27, R28, R29, R31</text:p>
          </table:table-cell>
          <table:table-cell office:value-type="string">
            <text:p>10.16mm</text:p>
          </table:table-cell>
          <table:table-cell office:value-type="float" office:value="6">
            <text:p>6</text:p>
          </table:table-cell>
          <table:table-cell office:value-type="string">
            <text:p>4k7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R12, R21, R22</text:p>
          </table:table-cell>
          <table:table-cell office:value-type="string">
            <text:p>10.16mm</text:p>
          </table:table-cell>
          <table:table-cell office:value-type="float" office:value="3">
            <text:p>3</text:p>
          </table:table-cell>
          <table:table-cell office:value-type="string">
            <text:p>10k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R10, R11, R15, R16, R30, R32, R33</text:p>
          </table:table-cell>
          <table:table-cell office:value-type="string">
            <text:p>10.16mm</text:p>
          </table:table-cell>
          <table:table-cell office:value-type="float" office:value="7">
            <text:p>7</text:p>
          </table:table-cell>
          <table:table-cell office:value-type="string">
            <text:p>22k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R9, R20, R24</text:p>
          </table:table-cell>
          <table:table-cell office:value-type="string">
            <text:p>10.16mm</text:p>
          </table:table-cell>
          <table:table-cell office:value-type="float" office:value="3">
            <text:p>3</text:p>
          </table:table-cell>
          <table:table-cell office:value-type="string">
            <text:p>47k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R2</text:p>
          </table:table-cell>
          <table:table-cell office:value-type="string">
            <text:p>10.16mm</text:p>
          </table:table-cell>
          <table:table-cell office:value-type="float" office:value="1">
            <text:p>1</text:p>
          </table:table-cell>
          <table:table-cell office:value-type="string">
            <text:p>100k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R25</text:p>
          </table:table-cell>
          <table:table-cell office:value-type="string">
            <text:p>10.16mm</text:p>
          </table:table-cell>
          <table:table-cell office:value-type="float" office:value="1">
            <text:p>1</text:p>
          </table:table-cell>
          <table:table-cell office:value-type="string">
            <text:p>1M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D2, D3, D4, D5, D6, D7</text:p>
          </table:table-cell>
          <table:table-cell office:value-type="string">
            <text:p>7.62mm</text:p>
          </table:table-cell>
          <table:table-cell office:value-type="float" office:value="6">
            <text:p>6</text:p>
          </table:table-cell>
          <table:table-cell office:value-type="string">
            <text:p>1N4148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9, C10</text:p>
          </table:table-cell>
          <table:table-cell office:value-type="string">
            <text:p>2.54mm</text:p>
          </table:table-cell>
          <table:table-cell office:value-type="float" office:value="2">
            <text:p>2</text:p>
          </table:table-cell>
          <table:table-cell office:value-type="string">
            <text:p>2n2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C23, C24</text:p>
          </table:table-cell>
          <table:table-cell table:style-name="ce7" office:value-type="string">
            <text:p>5.08mm</text:p>
          </table:table-cell>
          <table:table-cell office:value-type="float" office:value="2">
            <text:p>2</text:p>
          </table:table-cell>
          <table:table-cell office:value-type="string">
            <text:p>22n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C21, C22</text:p>
          </table:table-cell>
          <table:table-cell office:value-type="string">
            <text:p>5.08mm</text:p>
          </table:table-cell>
          <table:table-cell office:value-type="float" office:value="2">
            <text:p>2</text:p>
          </table:table-cell>
          <table:table-cell office:value-type="string">
            <text:p>47n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C3, C4, C5, C6, C7, C8, C25, C26, C27, C28, C32 <text:s/></text:p>
          </table:table-cell>
          <table:table-cell table:style-name="ce6" office:value-type="string">
            <text:p>5.08mm</text:p>
          </table:table-cell>
          <table:table-cell office:value-type="float" office:value="11">
            <text:p>11</text:p>
          </table:table-cell>
          <table:table-cell office:value-type="string">
            <text:p>100n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11</text:p>
          </table:table-cell>
          <table:table-cell office:value-type="string">
            <text:p>5.08mm</text:p>
          </table:table-cell>
          <table:table-cell office:value-type="float" office:value="1">
            <text:p>1</text:p>
          </table:table-cell>
          <table:table-cell office:value-type="string">
            <text:p>220n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C2</text:p>
          </table:table-cell>
          <table:table-cell office:value-type="string">
            <text:p>5.08mm</text:p>
          </table:table-cell>
          <table:table-cell office:value-type="float" office:value="1">
            <text:p>1</text:p>
          </table:table-cell>
          <table:table-cell office:value-type="string">
            <text:p>470n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C20</text:p>
          </table:table-cell>
          <table:table-cell office:value-type="string">
            <text:p>5.08mm</text:p>
          </table:table-cell>
          <table:table-cell office:value-type="float" office:value="1">
            <text:p>1</text:p>
          </table:table-cell>
          <table:table-cell office:value-type="string">
            <text:p>1000n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C12, C14, C16, C18</text:p>
          </table:table-cell>
          <table:table-cell office:value-type="string">
            <text:p>2.54mm</text:p>
          </table:table-cell>
          <table:table-cell office:value-type="float" office:value="4">
            <text:p>4</text:p>
          </table:table-cell>
          <table:table-cell office:value-type="string">
            <text:p>1µ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C13, C15, C17, C19</text:p>
          </table:table-cell>
          <table:table-cell office:value-type="string">
            <text:p>2.54mm</text:p>
          </table:table-cell>
          <table:table-cell office:value-type="float" office:value="4">
            <text:p>4</text:p>
          </table:table-cell>
          <table:table-cell office:value-type="string">
            <text:p>2µ2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C29, C31</text:p>
          </table:table-cell>
          <table:table-cell office:value-type="string">
            <text:p>2.54mm</text:p>
          </table:table-cell>
          <table:table-cell office:value-type="float" office:value="2">
            <text:p>2</text:p>
          </table:table-cell>
          <table:table-cell office:value-type="string">
            <text:p>47µ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C1, C30</text:p>
          </table:table-cell>
          <table:table-cell office:value-type="string">
            <text:p>7.62mm</text:p>
          </table:table-cell>
          <table:table-cell office:value-type="float" office:value="2">
            <text:p>2</text:p>
          </table:table-cell>
          <table:table-cell office:value-type="string">
            <text:p>2200µ</text:p>
          </table:table-cell>
          <table:table-cell table:number-columns-repeated="2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Schrauben &amp; Abstandshalter</text:p>
          </table:table-cell>
          <table:table-cell office:value-type="string">
            <text:p>M3</text:p>
          </table:table-cell>
          <table:table-cell office:value-type="float" office:value="8">
            <text:p>8</text:p>
          </table:table-cell>
          <table:table-cell table:style-name="ce9"/>
          <table:table-cell table:number-columns-repeated="2"/>
        </table:table-row>
        <table:table-row table:style-name="ro2">
          <table:table-cell table:style-name="Default" table:number-columns-repeated="5"/>
          <table:table-cell table:style-name="ce3" table:number-columns-repeated="2"/>
        </table:table-row>
        <table:table-row table:style-name="ro2">
          <table:table-cell table:style-name="ce3"/>
          <table:table-cell table:style-name="Default" table:number-columns-repeated="6"/>
        </table:table-row>
        <table:table-row table:style-name="ro2" table:number-rows-repeated="3">
          <table:table-cell table:style-name="Default" table:number-columns-repeated="7"/>
        </table:table-row>
        <table:table-row table:style-name="ro2">
          <table:table-cell table:style-name="Default" table:number-columns-repeated="4"/>
          <table:table-cell table:style-name="ce3"/>
          <table:table-cell table:style-name="Default"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fo:margin-left="0.499cm" fo:margin-right="0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ECCO-Uhr --- Hauptplatine V1.0 --- Materialbedarf</text:p>
      </style:header>
      <style:header-left style:display="false"/>
      <style:footer>
        <text:p>Tip: Alles schön <text:s/>sequentiell von oben nach unten abarbeiten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8">18.06.2011</text:date>, <text:time>16:12:4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18T16:12:41</dc:date>
    <meta:generator>OpenOffice.org/3.2$Linux OpenOffice.org_project/320m12$Build-9483</meta:generator>
    <meta:editing-duration>PT01H12M05S</meta:editing-duration>
    <meta:editing-cycles>3</meta:editing-cycles>
    <meta:print-date>2011-06-18T16:01:43</meta:print-date>
    <meta:document-statistic meta:table-count="1" meta:cell-count="195" meta:object-count="0"/>
  </office:meta>
</office:document-meta>
</file>